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Noto Sans Mono" svg:font-family="'Noto Sans Mono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 style:list-style-name="L10"/>
    <style:style style:name="P2" style:family="paragraph" style:parent-style-name="Preformatted_20_Text" style:list-style-name="L11"/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">
      <style:paragraph-properties fo:margin-top="0in" fo:margin-bottom="0in"/>
    </style:style>
    <style:style style:name="P13" style:family="paragraph" style:parent-style-name="Text_20_body" style:list-style-name="L2">
      <style:paragraph-properties fo:margin-top="0in" fo:margin-bottom="0in"/>
    </style:style>
    <style:style style:name="P14" style:family="paragraph" style:parent-style-name="Text_20_body" style:list-style-name="L3">
      <style:paragraph-properties fo:margin-top="0in" fo:margin-bottom="0in"/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Text_20_body" style:list-style-name="L7">
      <style:paragraph-properties fo:margin-top="0in" fo:margin-bottom="0in"/>
    </style:style>
    <style:style style:name="P19" style:family="paragraph" style:parent-style-name="Text_20_body" style:list-style-name="L8">
      <style:paragraph-properties fo:margin-top="0in" fo:margin-bottom="0in"/>
    </style:style>
    <style:style style:name="P20" style:family="paragraph" style:parent-style-name="Text_20_body" style:list-style-name="L9">
      <style:paragraph-properties fo:margin-top="0in" fo:margin-bottom="0in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Каждый верстальщик рано или поздно делает страницу «О себе». Часто её дизайн достаточно сложен, чтобы показать свои возможности. Такие страницы похожи на портфолио художника.</text:p>
      <text:section text:style-name="Sect1" text:name="react-aria3652293294-:r0:-tabpane-readme">
        <text:p text:style-name="Text_20_body">Всё большое, как известно, начинается с малого. В этом упражнении вы сделаете свою первую страницу «О себе» и разберётесь с принципами каскадности, которые были описаны в этом уроке.</text:p>
        <text:p text:style-name="Text_20_body">Ваша страница будет иметь примерно следующий вид:<draw:frame draw:style-name="fr1" draw:name="graphics2" text:anchor-type="as-char" svg:width="6.6543in" svg:height="4.1575in" draw:z-index="0"><draw:image xlink:href="https://cdn2.hexlet.io/derivations/image/original/eyJpZCI6IjhiNTFjM2ZkYmZhOTY5M2I5ZTM5MThlYmYyZGI0OTZlLnBuZyIsInN0b3JhZ2UiOiJjYWNoZSJ9?signature=75497cb06369ef8ab266e8eeb8b7a16aaa2793a9c3ac2ce849597eaf9b8775ab" xlink:type="simple" xlink:show="embed" xlink:actuate="onLoad"/></draw:frame></text:p>
        <text:h text:style-name="Heading_20_2" text:outline-level="2"><text:bookmark text:name="zadanie"/>Задание</text:h>
        <text:p text:style-name="Standard">Никита <text:s/>Михайлов</text:p>
        <text:p text:style-name="Preformatted_20_Text">Преподаватель профессии верстальщик</text:p>
        <text:p text:style-name="Preformatted_20_Text">--------------------------------------------</text:p>
        <text:p text:style-name="Preformatted_20_Text">образование</text:p>
        <text:list xml:id="list5058081450357125349" text:style-name="L10">
          <text:list-item>
            <text:p text:style-name="P1">колледж автоматизации и информационных технологий</text:p>
          </text:list-item>
          <text:list-item>
            <text:p text:style-name="P1">московский энергетический институт кафедра безопасности и информационных технологий</text:p>
          </text:list-item>
        </text:list>
        <text:p text:style-name="Preformatted_20_Text">навыки</text:p>
        <text:list xml:id="list7367886506236253569" text:style-name="L11">
          <text:list-item>
            <text:p text:style-name="P2">HTML</text:p>
          </text:list-item>
          <text:list-item>
            <text:p text:style-name="P2">CSS</text:p>
          </text:list-item>
          <text:list-item>
            <text:p text:style-name="P2">JavaScript</text:p>
          </text:list-item>
          <text:list-item>
            <text:p text:style-name="P2"/>
          </text:list-item>
        </text:list>
        <text:p text:style-name="Preformatted_20_Text">Дополнительная информация</text:p>
        <text:p text:style-name="Preformatted_20_Text"/>
        <text:p text:style-name="Preformatted_20_Text">6 лет в аутсорсинговой компании. Развивал клиентские проекты, делал фичи для разных СМС В основном верстал, готов передать весь опыт вам. Поработав с сотнями проектов, научился выкручиваться даже из самых безнадежных ситуаций. Помогу освоить верстку, чтобы она перестала казаться чем-то страшным.</text:p>
        <text:h text:style-name="Heading_20_3" text:outline-level="3"><text:bookmark text:name="html-razmetka"/><text:soft-page-break/>HTML-разметка</text:h>
        <text:p text:style-name="Text_20_body">Добавьте следующие элементы в HTML-разметку:</text:p>
        <text:list xml:id="list5758890331715787250" text:style-name="L1">
          <text:list-item>
            <text:p text:style-name="P12">Заголовок <text:span text:style-name="Emphasis">h1</text:span> и <text:span text:style-name="Emphasis">h2</text:span>. В заголовке первого уровня напишите как вас зовут. В заголовке второго уровня укажите вашу должность. </text:p>
          </text:list-item>
          <text:list-item>
            <text:p text:style-name="P12">Три секции <text:span text:style-name="Emphasis">section</text:span> </text:p>
            <text:list>
              <text:list-item>
                <text:p text:style-name="P12">Первая секция рассказывает о вашем образовании. </text:p>
              </text:list-item>
              <text:list-item>
                <text:p text:style-name="P12">Вторая секция рассказывает о ваших навыках. </text:p>
              </text:list-item>
              <text:list-item>
                <text:p text:style-name="P3">Третья секция служит для различной дополнительной информации о вас. Здесь может быть всё что угодно. </text:p>
              </text:list-item>
            </text:list>
          </text:list-item>
        </text:list>
        <text:p text:style-name="Text_20_body">Каждая секция обязательно содержит заголовок второго уровня. Так же, в первых двух секциях должен присутствовать маркированный список.</text:p>
        <text:p text:style-name="Text_20_body"><text:span text:style-name="Emphasis">В разметке не используются классы или идентификаторы. Все стилистические изменения будут производиться с помощью селекторов по тегам. Это не всегда хорошо в реальной работе, но так проще понять принцип каскадности.</text:span></text:p>
        <text:h text:style-name="Heading_20_3" text:outline-level="3"><text:bookmark text:name="css-stili"/>CSS стили</text:h>
        <text:list xml:id="list8227703664992546202" text:style-name="L2">
          <text:list-item>
            <text:p text:style-name="P13"><text:span text:style-name="Strong_20_Emphasis">Общие стили для </text:span><text:span text:style-name="Strong_20_Emphasis"><text:span text:style-name="Emphasis">body</text:span></text:span>: </text:p>
            <text:list>
              <text:list-item>
                <text:p text:style-name="P13">Размер текста: 18 пикселей </text:p>
              </text:list-item>
              <text:list-item>
                <text:p text:style-name="P4">Цвет текста: #333 </text:p>
              </text:list-item>
            </text:list>
          </text:list-item>
        </text:list>
        <text:p text:style-name="Horizontal_20_Line"/>
        <text:list xml:id="list8928734078760479067" text:style-name="L3">
          <text:list-item>
            <text:p text:style-name="P14"><text:span text:style-name="Strong_20_Emphasis">Стили для заголовка </text:span><text:span text:style-name="Strong_20_Emphasis"><text:span text:style-name="Emphasis">h1</text:span></text:span>: </text:p>
            <text:list>
              <text:list-item>
                <text:p text:style-name="P14">Внешний отступ сверху: 50 пикселей </text:p>
              </text:list-item>
              <text:list-item>
                <text:p text:style-name="P14">Внешний отступ снизу: 10 пикселей </text:p>
              </text:list-item>
              <text:list-item>
                <text:p text:style-name="P14">Размер текста: 60 пикселей </text:p>
              </text:list-item>
              <text:list-item>
                <text:p text:style-name="P5">Выравнивание текста: по центру </text:p>
              </text:list-item>
            </text:list>
          </text:list-item>
        </text:list>
        <text:p text:style-name="Horizontal_20_Line"/>
        <text:list xml:id="list2409375063026147273" text:style-name="L4">
          <text:list-item>
            <text:p text:style-name="P15"><text:span text:style-name="Strong_20_Emphasis">Стили для заголовка </text:span><text:span text:style-name="Strong_20_Emphasis"><text:span text:style-name="Emphasis">h2</text:span></text:span>: </text:p>
            <text:list>
              <text:list-item>
                <text:p text:style-name="P15">Внешний отступ сверху: 0 пикселей </text:p>
              </text:list-item>
              <text:list-item>
                <text:p text:style-name="P15">Внутренний отступ снизу: 30 пикселей </text:p>
              </text:list-item>
              <text:list-item>
                <text:p text:style-name="P15">Размер текста: 25 пикселей </text:p>
              </text:list-item>
              <text:list-item>
                <text:p text:style-name="P6">Выравнивание текста: по центру </text:p>
              </text:list-item>
            </text:list>
          </text:list-item>
        </text:list>
        <text:p text:style-name="Horizontal_20_Line"/>
        <text:list xml:id="list4969010283915040957" text:style-name="L5">
          <text:list-item>
            <text:p text:style-name="P16"><text:span text:style-name="Strong_20_Emphasis">Стили для секций</text:span>: </text:p>
            <text:list>
              <text:list-item>
                <text:p text:style-name="P16">Внешние отступы: по 50 пикселей сверху и снизу. 0 пикселей слева и справа </text:p>
              </text:list-item>
              <text:list-item>
                <text:p text:style-name="P7">Внутренние отступы: по 50 пикселей слева и справа. 0 пикселей сверху и снизу </text:p>
              </text:list-item>
            </text:list>
          </text:list-item>
        </text:list>
        <text:p text:style-name="Horizontal_20_Line"/>
        <text:list xml:id="list318907873579980199" text:style-name="L6">
          <text:list-item>
            <text:p text:style-name="P17"><text:span text:style-name="Strong_20_Emphasis">Стили для заголовков внутри секций</text:span>: </text:p>
            <text:list>
              <text:list-item>
                <text:p text:style-name="P17">Внутренние отступы: 0 пикселей </text:p>
              </text:list-item>
              <text:list-item>
                <text:p text:style-name="P17">Выравнивание текста: по левому краю </text:p>
              </text:list-item>
              <text:list-item>
                <text:p text:style-name="P8">Граница отсутствует </text:p>
              </text:list-item>
            </text:list>
          </text:list-item>
        </text:list>
        <text:p text:style-name="Horizontal_20_Line"/>
        <text:list xml:id="list1466409782753174347" text:style-name="L7">
          <text:list-item>
            <text:p text:style-name="P18"><text:span text:style-name="Strong_20_Emphasis">Стили для элементов списка</text:span>: </text:p>
            <text:list>
              <text:list-item>
                <text:p text:style-name="P9"><text:soft-page-break/>Внешний отступ снизу: 10 пикселей </text:p>
              </text:list-item>
            </text:list>
          </text:list-item>
        </text:list>
        <text:h text:style-name="Heading_20_2" text:outline-level="2"><text:bookmark text:name="ispolzuemye-svoystva"/>Используемые свойства</text:h>
        <text:p text:style-name="Text_20_body">В этом задании вам понадобятся внутренние/внешние отступы. Используйте следующие свойства:</text:p>
        <text:list xml:id="list3097086151462237009" text:style-name="L8">
          <text:list-item>
            <text:p text:style-name="P19"><text:span text:style-name="Source_20_Text">margin-top</text:span>, <text:span text:style-name="Source_20_Text">margin-bottom</text:span>, <text:span text:style-name="Source_20_Text">margin-left</text:span>, <text:span text:style-name="Source_20_Text">margin-right</text:span> для установки <text:span text:style-name="Emphasis">внешних</text:span> отступов </text:p>
          </text:list-item>
          <text:list-item>
            <text:p text:style-name="P10"><text:span text:style-name="Source_20_Text">padding-top</text:span>, <text:span text:style-name="Source_20_Text">padding-bottom</text:span>, <text:span text:style-name="Source_20_Text">padding-left</text:span>, <text:span text:style-name="Source_20_Text">padding-right</text:span> для установки <text:span text:style-name="Emphasis">внутренних</text:span> отступов </text:p>
          </text:list-item>
        </text:list>
        <text:p text:style-name="Text_20_body">Подробное описание работы этих свойств будет в курсе «Основы вёрстки контента»</text:p>
        <text:h text:style-name="Heading_20_2" text:outline-level="2"><text:bookmark text:name="podskazki"/>Подсказки</text:h>
        <text:list xml:id="list268306906289111503" text:style-name="L9">
          <text:list-item>
            <text:p text:style-name="P20">При значении 0 у свойства не указывается единица измерения </text:p>
          </text:list-item>
          <text:list-item>
            <text:p text:style-name="P20">Для отмены границы используйте свойство <text:span text:style-name="Source_20_Text">border</text:span> со значением <text:span text:style-name="Source_20_Text">none</text:span> </text:p>
          </text:list-item>
          <text:list-item>
            <text:p text:style-name="P11">Используйте вложенные селекторы </text:p>
          </text:list-item>
        </text:list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Noto Sans Mono" svg:font-family="'Noto Sans Mono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no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no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oto Sans Mono" fo:font-size="10pt" style:font-name-asian="Noto Sans Mono" style:font-size-asian="10pt" style:font-name-complex="Noto Sans Mono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Noto Sans Mono" style:font-name-asian="Noto Sans Mono" style:font-name-complex="Noto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 </meta:initial-creator>
    <meta:creation-date>2023-10-16T16:53:38</meta:creation-date>
    <dc:date>2023-10-17T01:07:41</dc:date>
    <dc:creator>an </dc:creator>
    <meta:editing-duration>PT15M33S</meta:editing-duration>
    <meta:editing-cycles>4</meta:editing-cycles>
    <meta:generator>OpenOffice/4.1.14$Unix OpenOffice.org_project/4114m1$Build-9811</meta:generator>
    <meta:document-statistic meta:table-count="0" meta:image-count="1" meta:object-count="0" meta:page-count="3" meta:paragraph-count="57" meta:word-count="434" meta:character-count="3029"/>
  </office:meta>
</office:document-meta>
</file>